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2fde" officeooo:paragraph-rsid="00162fde"/>
    </style:style>
    <style:style style:name="P2" style:family="paragraph" style:parent-style-name="Standard">
      <style:text-properties officeooo:rsid="0016c3bb" officeooo:paragraph-rsid="0016c3bb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officeooo:rsid="0017e824" officeooo:paragraph-rsid="0017e824"/>
    </style:style>
    <style:style style:name="P5" style:family="paragraph" style:parent-style-name="Standard">
      <style:text-properties officeooo:rsid="0019c78f" officeooo:paragraph-rsid="0019c78f"/>
    </style:style>
    <style:style style:name="P6" style:family="paragraph" style:parent-style-name="Standard">
      <style:text-properties officeooo:rsid="001a9c8d" officeooo:paragraph-rsid="001a9c8d"/>
    </style:style>
    <style:style style:name="T1" style:family="text">
      <style:text-properties officeooo:rsid="0016c3bb"/>
    </style:style>
    <style:style style:name="T2" style:family="text">
      <style:text-properties officeooo:rsid="00171e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eeting 3</text:p>
      <text:p text:style-name="P1"/>
      <text:p text:style-name="P1">Anybody who uses terms needs to send them to Jake so he can update the terms and references style.</text:p>
      <text:p text:style-name="P1"/>
      <text:p text:style-name="P1">Kristian will write down the functions that he thinks are appropriate and the whole team will decide which functions we will keep and which ones we want to add.</text:p>
      <text:p text:style-name="P1"/>
      <text:p text:style-name="P1">Agreed that <text:span text:style-name="T1">project scope will be done in boxes as it is easier to read and edit if needed.</text:span></text:p>
      <text:p text:style-name="P1"/>
      <text:p text:style-name="P2">Discussion about whether or not the Functional Requirements will be about general functions on the website and not specific functions.</text:p>
      <text:p text:style-name="P2"/>
      <text:p text:style-name="P2">Agreed that <text:span text:style-name="T2">everything will be sent in to the appropriate people to proof read by Monday the latest so we can have an idea where we stand on Tuesday’s meeting.</text:span></text:p>
      <text:p text:style-name="P2"/>
      <text:p text:style-name="P4">Functional requirements are referring to features that we want to add to the website as Sadar said.</text:p>
      <text:p text:style-name="P4"/>
      <text:p text:style-name="P5">Discussion about whether or not we should put the project as the first sentence of the requirements specifications or a description of Beyond Limits. Decided that having the project first makes more sense as the requirements specifications is more about the project.</text:p>
      <text:p text:style-name="P5"/>
      <text:p text:style-name="P6">Decided that Kristian and Chris are going to their site in order to see the place and ask a few questions.</text:p>
      <text:p text:style-name="P6"/>
      <text:p text:style-name="P6"/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14:07:49.737134751</meta:creation-date>
    <dc:date>2018-11-01T16:48:25.218141451</dc:date>
    <meta:editing-duration>PT1H39M54S</meta:editing-duration>
    <meta:editing-cycles>1</meta:editing-cycles>
    <meta:document-statistic meta:table-count="0" meta:image-count="0" meta:object-count="0" meta:page-count="1" meta:paragraph-count="9" meta:word-count="199" meta:character-count="1122" meta:non-whitespace-character-count="932"/>
    <meta:generator>LibreOffice/6.0.6.2$Linux_X86_64 LibreOffice_project/00m0$Build-2</meta:generator>
  </office:meta>
</office:document-meta>
</file>